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</style:style>
    <style:style style:name="P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tyle="normal" style:text-underline-style="none" fo:font-weight="normal" fo:background-color="transparent" style:font-name-asian="Arial1" style:font-style-asian="normal" style:font-weight-asian="normal" style:font-name-complex="Arial1"/>
    </style:style>
    <style:style style:name="P3" style:family="paragraph" style:parent-style-name="Standard" style:master-page-name="Standard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</style:style>
    <style:style style:name="P4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fo:break-before="page" fo:padding="0cm" fo:border="none"/>
    </style:style>
    <style:style style:name="P5" style:family="paragraph" style:parent-style-name="Standard">
      <style:paragraph-properties fo:margin-left="0cm" fo:margin-right="0cm" fo:orphans="0" fo:widows="0" fo:text-indent="0cm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tyle="normal" style:text-underline-style="none" fo:font-weight="normal" fo:background-color="transparent" loext:char-shading-value="0" style:font-name-asian="Arial1" style:font-style-asian="normal" style:font-weight-asian="normal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 Quantitat de registres de la taula de vols.</text:span></text:p>
      <text:p text:style-name="P1"/>
      <text:p text:style-name="P1"><text:span text:style-name="T1">SELECT COUNT(*) </text:span></text:p>
      <text:p text:style-name="P1"><text:span text:style-name="T1">FROM flights;</text:span></text:p>
      <text:p text:style-name="P2"/>
      <text:p text:style-name="P1"><text:span text:style-name="T1">2. Retard promig de sortida i arribada segons l’aeroport origen.</text:span></text:p>
      <text:p text:style-name="P1"/>
      <text:p text:style-name="P1"><text:span text:style-name="T1">SELECT origin, AVG (ArrDelay) AS prom_arribades, AVG (DepDelay) AS prom_sortides </text:span></text:p>
      <text:p text:style-name="P1"><text:span text:style-name="T1">FROM flights </text:span></text:p>
      <text:p text:style-name="P1"><text:span text:style-name="T1">GROUP BY </text:span>o<text:span text:style-name="T1">rigin;</text:span></text:p>
      <text:p text:style-name="P2"/>
      <text:p text:style-name="P1"><text:span text:style-name="T1">3. Retard promig d’arribada dels vols, per mesos, anys i segons l’aeroport origen.</text:span></text:p>
      <text:p text:style-name="P1"/>
      <text:p text:style-name="P1">SELECT origin, colYear, colMonth, AVG(ArrDelay) AS prom_arribades</text:p>
      <text:p text:style-name="P1">FROM flights</text:p>
      <text:p text:style-name="P1">GROUP BY origin, colYear, colMonth</text:p>
      <text:p text:style-name="P1">ORDER BY origin, colYear, colMonth</text:p>
      <text:p text:style-name="P1"/>
      <text:p text:style-name="P5">4. Retard promig d’arribada dels vols, per mesos, anys i segons l’aeroport origen (mateixa consulta que abans i amb el mateix ordre). Però a més, ara volen que en comptes del codi de l’aeroport es mostri el nom de la ciutat.</text:p>
      <text:p text:style-name="P5"/>
      <text:p text:style-name="P5">SELECT city, colYear, colMonth, AVG(ArrDelay) AS prom_arribades</text:p>
      <text:p text:style-name="P5">FROM flights f</text:p>
      <text:p text:style-name="P5">JOIN usairports us</text:p>
      <text:p text:style-name="P5">ON f.Origin=us.IATA</text:p>
      <text:p text:style-name="P5">GROUP BY city, colYear, colMonth</text:p>
      <text:p text:style-name="P5">ORDER BY city, colYear, colMonth</text:p>
      <text:p text:style-name="P5"/>
      <text:p text:style-name="P5">5. Les companyies amb més vols cancelats, per mesos i any. A més, han d’estar ordenades de forma que les companyies amb més cancel·lacions apareguin les primeres.</text:p>
      <text:p text:style-name="P5"/>
      <text:p text:style-name="P5">SELECT UniqueCarrier, colYear, colMonth, SUM(Cancelled) AS total_cancelled</text:p>
      <text:p text:style-name="P5">FROM carriers c </text:p>
      <text:p text:style-name="P5">JOIN flights f</text:p>
      <text:p text:style-name="P5">ON c.CarrierCode=f.UniqueCarrier</text:p>
      <text:p text:style-name="P5">GROUP BY UniqueCarrier, colYear, ColMonth</text:p>
      <text:p text:style-name="P5">ORDER BY total_cancelled DESC</text:p>
      <text:p text:style-name="P5"/>
      <text:p text:style-name="P1"/>
      <text:p text:style-name="P4">6. L’identificador dels 10 avions que més distància han recorregut fent vols.</text:p>
      <text:p text:style-name="P1"/>
      <text:p text:style-name="P1">SELECT TailNum, SUM(Distance) AS totalDistance </text:p>
      <text:p text:style-name="P1">FROM flights</text:p>
      <text:p text:style-name="P1">GROUP BY TailNum </text:p>
      <text:p text:style-name="P1">ORDER BY totalDistance DESC </text:p>
      <text:p text:style-name="P1">LIMIT 1, 10</text:p>
      <text:p text:style-name="P1"/>
      <text:p text:style-name="P1">7. Companyies amb el seu retard promig només d’aquelles les quals els seus vols arriben al seu destí amb un retràs promig major de 10 minuts.</text:p>
      <text:p text:style-name="P1"/>
      <text:p text:style-name="P1">SELECT UniqueCarrier, AVG(ArrDelay) AS avgDelay</text:p>
      <text:p text:style-name="P1">FROM carriers c</text:p>
      <text:p text:style-name="P1">JOIN flights f</text:p>
      <text:p text:style-name="P1">ON c.CarrierCode=f.UniqueCarrier</text:p>
      <text:p text:style-name="P1">GROUP BY UniqueCarrier</text:p>
      <text:p text:style-name="P1">HAVING avgDelay&gt;10</text:p>
      <text:p text:style-name="P1">ORDER BY avgDelay DESC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1T09:01:57.435000000</dc:date>
    <meta:editing-duration>PT56S</meta:editing-duration>
    <meta:editing-cycles>1</meta:editing-cycles>
    <meta:document-statistic meta:table-count="0" meta:image-count="0" meta:object-count="0" meta:page-count="2" meta:paragraph-count="40" meta:word-count="264" meta:character-count="1749" meta:non-whitespace-character-count="1518"/>
    <meta:generator>LibreOffice/5.4.4.2$Windows_X86_64 LibreOffice_project/2524958677847fb3bb44820e40380acbe820f960</meta:generator>
  </office:meta>
</office:document-meta>
</file>